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texcel12</text:p>
          </table:table-cell>
          <table:table-cell office:value-type="string" calcext:value-type="string">
            <text:p>Usinasdfg a laravel bundle we parse an excel file and then loop create ... Was wondering if its possible to get the …Using a laravel bundle we parse an excel file and then loop create ... Was wondering if its possible to get the …</text:p>
          </table:table-cell>
          <table:table-cell office:value-type="string" calcext:value-type="string">
            <text:p>author1</text:p>
          </table:table-cell>
        </table:table-row>
        <table:table-row table:style-name="ro1">
          <table:table-cell office:value-type="string" calcext:value-type="string">
            <text:p>texcel23</text:p>
          </table:table-cell>
          <table:table-cell office:value-type="string" calcext:value-type="string">
            <text:p>Usinggg a laravel bundle we parse an excel file and then loop create ... Was wondering if its possible to get the …Using a laravel bundle we parse an excel file and then loop create ... Was wondering if its possible to get the …</text:p>
          </table:table-cell>
          <table:table-cell office:value-type="string" calcext:value-type="string">
            <text:p>author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0:44:13.77830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00:01:11.497137594</meta:creation-date>
    <dc:date>2015-05-29T01:30:28.539309929</dc:date>
    <meta:editing-duration>PT47M31S</meta:editing-duration>
    <meta:editing-cycles>6</meta:editing-cycles>
    <meta:generator>LibreOffice/4.3.2.2$Linux_X86_64 LibreOffice_project/430m0$Build-2</meta:generator>
    <meta:document-statistic meta:table-count="1" meta:cell-count="9" meta:object-count="0"/>
  </office:meta>
</office:document-meta>
</file>